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a0f" officeooo:paragraph-rsid="00162a0f"/>
    </style:style>
    <style:style style:name="P2" style:family="paragraph" style:parent-style-name="Standard" style:list-style-name="L2">
      <style:text-properties officeooo:rsid="00162a0f" officeooo:paragraph-rsid="00162a0f"/>
    </style:style>
    <style:style style:name="P3" style:family="paragraph" style:parent-style-name="Standard" style:list-style-name="L2">
      <style:text-properties officeooo:rsid="00166d4b" officeooo:paragraph-rsid="00166d4b"/>
    </style:style>
    <style:style style:name="P4" style:family="paragraph" style:parent-style-name="Standard">
      <style:text-properties officeooo:paragraph-rsid="00166d4b"/>
    </style:style>
    <style:style style:name="P5" style:family="paragraph" style:parent-style-name="Standard" style:list-style-name="L2">
      <style:text-properties officeooo:paragraph-rsid="00166d4b"/>
    </style:style>
    <style:style style:name="T1" style:family="text">
      <style:text-properties officeooo:rsid="00162a0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62a0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62a0f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officeooo:rsid="00166d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<text:span text:style-name="T1">-Relation Model </text:span></text:p>
      <text:p text:style-name="P4"/>
      <text:list xml:id="list2668011554145199460" text:style-name="L2">
        <text:list-item>
          <text:p text:style-name="P5"><text:span text:style-name="T1">Genre(</text:span><text:span text:style-name="T3">id</text:span><text:span text:style-name="T5">, name);</text:span></text:p>
        </text:list-item>
        <text:list-item>
          <text:p text:style-name="P2"><text:span text:style-name="T4">Language(</text:span><text:span text:style-name="T2">id</text:span><text:span text:style-name="T6">, name);</text:span></text:p>
        </text:list-item>
        <text:list-item>
          <text:p text:style-name="P2"><text:span text:style-name="T6">Publisher(</text:span><text:span text:style-name="T7">id</text:span><text:span text:style-name="T6">, name);</text:span></text:p>
        </text:list-item>
        <text:list-item>
          <text:p text:style-name="P2"><text:span text:style-name="T6">Nationality(</text:span><text:span text:style-name="T7">id</text:span><text:span text:style-name="T6">, name);</text:span></text:p>
        </text:list-item>
        <text:list-item>
          <text:p text:style-name="P2"><text:span text:style-name="T6">Book(</text:span><text:span text:style-name="T7">id</text:span><text:span text:style-name="T6">, ISBN, title, year, edition, language→Language, publisher-&gt;Publisher);</text:span></text:p>
        </text:list-item>
        <text:list-item>
          <text:p text:style-name="P2"><text:span text:style-name="T6">BookGenre(</text:span><text:span text:style-name="T7">idB→Book</text:span><text:span text:style-name="T6">, </text:span><text:span text:style-name="T7">idG→ Genre</text:span><text:span text:style-name="T6">);</text:span></text:p>
        </text:list-item>
        <text:list-item>
          <text:p text:style-name="P3"><text:span text:style-name="T6">BookAuthor(</text:span><text:span text:style-name="T7">idA→ Author</text:span><text:span text:style-name="T6">, </text:span><text:span text:style-name="T7">idB→ Book</text:span><text:span text:style-name="T6">);</text:span></text:p>
        </text:list-item>
        <text:list-item>
          <text:p text:style-name="P2"><text:span text:style-name="T6">Author(</text:span><text:span text:style-name="T7">id</text:span><text:span text:style-name="T6">, name, birthdate);</text:span></text:p>
        </text:list-item>
        <text:list-item>
          <text:p text:style-name="P2"><text:span text:style-name="T6">AuthorNationality(</text:span><text:span text:style-name="T7">author→ Author</text:span><text:span text:style-name="T6">, </text:span><text:span text:style-name="T7">nationality→ Nationality</text:span><text:span text:style-name="T6">);</text:span></text:p>
        </text:list-item>
        <text:list-item>
          <text:p text:style-name="P2"><text:span text:style-name="T6">Location(</text:span><text:span text:style-name="T7">id</text:span><text:span text:style-name="T6">, pCode, name);</text:span></text:p>
        </text:list-item>
        <text:list-item>
          <text:p text:style-name="P2"><text:span text:style-name="T6">User(</text:span><text:span text:style-name="T7">id</text:span><text:span text:style-name="T6">, name, address, location→ Location);</text:span></text:p>
        </text:list-item>
        <text:list-item>
          <text:p text:style-name="P2"><text:span text:style-name="T6">UserNationality(</text:span><text:span text:style-name="T7">user→ Nationality</text:span><text:span text:style-name="T6">, </text:span><text:span text:style-name="T7">nationality→ Nationality</text:span><text:span text:style-name="T6">);</text:span></text:p>
        </text:list-item>
        <text:list-item>
          <text:p text:style-name="P2"><text:span text:style-name="T6">BookItem(</text:span><text:span text:style-name="T7">id</text:span><text:span text:style-name="T6">, insertionDate, book→Book, owner→User);</text:span></text:p>
        </text:list-item>
        <text:list-item>
          <text:p text:style-name="P3"><text:span text:style-name="T6">Sharing(</text:span><text:span text:style-name="T7">id</text:span><text:span text:style-name="T6">, startDate, endDate, book→ BookItem, receives → User);</text:span></text:p>
        </text:list-item>
        <text:list-item>
          <text:p text:style-name="P3"><text:span text:style-name="T6">Request(</text:span><text:span text:style-name="T7">id</text:span><text:span text:style-name="T6">, bookTitle, authorName, isFulfilled, request→ User);</text:span></text:p>
        </text:list-item>
        <text:list-item>
          <text:p text:style-name="P3"><text:span text:style-name="T6">Message(</text:span><text:span text:style-name="T7">id</text:span><text:span text:style-name="T6">, date, body, receives → User, sender→ User, context→ BookItem)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0:20:16.602535476</meta:creation-date>
    <dc:date>2018-04-11T10:38:31.725408418</dc:date>
    <meta:editing-duration>PT5M45S</meta:editing-duration>
    <meta:editing-cycles>1</meta:editing-cycles>
    <meta:document-statistic meta:table-count="0" meta:image-count="0" meta:object-count="0" meta:page-count="1" meta:paragraph-count="17" meta:word-count="87" meta:character-count="749" meta:non-whitespace-character-count="694"/>
    <meta:generator>LibreOffice/5.1.6.2$Linux_X86_64 LibreOffice_project/10m0$Build-2</meta:generator>
  </office:meta>
</office:document-meta>
</file>